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impleDark-title">
      <style:graphic-properties draw:fill="none" draw:auto-grow-height="true" fo:min-height="10.532cm" loext:decorative="false"/>
      <style:paragraph-properties style:writing-mode="lr-tb"/>
    </style:style>
    <style:style style:name="pr2" style:family="presentation" style:parent-style-name="SimpleDark-subtitle">
      <style:graphic-properties draw:fill-color="#ffffff" draw:auto-grow-height="true" fo:min-height="5.855cm" loext:decorative="false"/>
      <style:paragraph-properties style:writing-mode="lr-tb"/>
    </style:style>
    <style:style style:name="pr3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SimpleDark1-title">
      <style:graphic-properties fo:min-height="9.461cm" loext:decorative="false"/>
      <style:paragraph-properties style:writing-mode="lr-tb"/>
    </style:style>
    <style:style style:name="pr5" style:family="presentation" style:parent-style-name="SimpleDark1-outline1">
      <style:graphic-properties fo:min-height="4.854cm" loext:decorative="false"/>
      <style:paragraph-properties style:writing-mode="lr-tb"/>
    </style:style>
    <style:style style:name="pr6" style:family="presentation" style:parent-style-name="SimpleDark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SimpleDark2-subtitle">
      <style:graphic-properties draw:fill-color="#ffffff" draw:auto-grow-height="true" fo:min-height="18.48cm" loext:decorative="false"/>
      <style:paragraph-properties style:writing-mode="lr-tb"/>
    </style:style>
    <style:style style:name="pr8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impleDark" presentation:presentation-page-layout-name="AL1T0">
        <office:forms form:automatic-focus="false" form:apply-design-mode="false"/>
        <draw:frame presentation:style-name="pr1" draw:text-style-name="P1" draw:layer="layout" svg:width="23.866cm" svg:height="10.532cm" svg:x="2.733cm" svg:y="0.837cm" presentation:class="title" presentation:placeholder="true" presentation:user-transformed="true">
          <draw:text-box/>
        </draw:frame>
        <draw:frame presentation:style-name="pr2" draw:text-style-name="P2" draw:layer="layout" svg:width="23.831cm" svg:height="5.855cm" svg:x="2.801cm" svg:y="12.7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1" presentation:presentation-page-layout-name="AL2T1">
        <office:forms form:automatic-focus="false" form:apply-design-mode="false"/>
        <draw:frame presentation:style-name="pr4" draw:layer="layout" svg:width="25.219cm" svg:height="4.341cm" svg:x="1.4cm" svg:y="1.364cm" presentation:class="title" presentation:placeholder="true" presentation:user-transformed="true">
          <draw:text-box/>
        </draw:frame>
        <draw:frame presentation:style-name="pr5" draw:layer="layout" svg:width="25.199cm" svg:height="11.493cm" svg:x="1.4cm" svg:y="6.4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3T32">
        <office:forms form:automatic-focus="false" form:apply-design-mode="false"/>
        <draw:frame presentation:style-name="pr7" draw:text-style-name="P2" draw:layer="layout" svg:width="25.098cm" svg:height="18.48cm" svg:x="1.4cm" svg:y="1.36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top="0.4cm" fo:margin-bottom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top="0.3cm" fo:margin-bottom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top="0.2cm" fo:margin-bottom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top="0.1cm" fo:margin-bottom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top="0.1cm" fo:margin-bottom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top="0.1cm" fo:margin-bottom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top="0.1cm" fo:margin-bottom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top="0.1cm" fo:margin-bottom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1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line-height="150%"/>
      <style:text-properties fo:font-size="20pt" fo:font-weight="normal"/>
    </style:style>
    <style:style style:name="MP9" style:family="paragraph">
      <style:paragraph-properties fo:line-height="115%"/>
      <style:text-properties fo:font-size="20pt" fo:font-weight="normal"/>
    </style:style>
    <style:style style:name="MP10" style:family="paragraph">
      <loext:graphic-properties draw:fill="none" draw:fill-color="#ffffff"/>
      <style:paragraph-properties fo:line-height="150%"/>
      <style:text-properties fo:font-size="20pt" fo:font-weight="normal" style:font-weight-asian="bold" style:font-weight-complex="bold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Dar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6.593cm" svg:x="1.4cm" svg:y="1.008cm" presentation:class="title" presentation:placeholder="true">
        <draw:text-box/>
      </draw:frame>
      <draw:frame presentation:style-name="SimpleDark-outline1" draw:layer="backgroundobjects" svg:width="11.321cm" svg:height="8.865cm" svg:x="15.278cm" svg:y="9.652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228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962cm" svg:x="1.397cm" svg:y="7.923cm">
        <draw:text-box>
          <text:p>Name 1*, Name 2, Name 3</text:p>
        </draw:text-box>
      </draw:frame>
      <draw:frame draw:style-name="Mgr4" draw:text-style-name="MP10" draw:layer="backgroundobjects" svg:width="13.492cm" svg:height="8.86cm" svg:x="1.397cm" svg:y="9.661cm">
        <draw:text-box>
          <text:p text:style-name="MP8"><text:span text:style-name="MT3">Outline</text:span></text:p>
          <text:list text:style-name="ML3">
            <text:list-item>
              <text:list>
                <text:list-item>
                  <text:p text:style-name="MP9"><text:span text:style-name="MT4">Introduction</text:span></text:p>
                </text:list-item>
                <text:list-item>
                  <text:p text:style-name="MP9"><text:span text:style-name="MT4">First point</text:span></text:p>
                  <text:list>
                    <text:list-item>
                      <text:p text:style-name="MP9"><text:span text:style-name="MT4">Discussion</text:span></text:p>
                    </text:list-item>
                  </text:list>
                </text:list-item>
                <text:list-item>
                  <text:p text:style-name="MP9"><text:span text:style-name="MT4">Second point</text:span></text:p>
                </text:list-item>
                <text:list-item>
                  <text:p text:style-name="MP9"><text:span text:style-name="MT4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0.3cm" svg:y="19.2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2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1.176cm" svg:y="19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7M23S</meta:editing-duration>
    <meta:editing-cycles>6</meta:editing-cycles>
    <meta:generator>LibreOffice/7.6.6.3$Linux_X86_64 LibreOffice_project/60$Build-3</meta:generator>
    <meta:initial-creator>Paul Filip</meta:initial-creator>
    <dc:date>2024-04-07T20:15:16.514070670</dc:date>
    <dc:creator>Paul Filip</dc:creator>
    <meta:document-statistic meta:object-count="54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